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6.691in" table:align="left"/>
    </style:style>
    <style:style style:name="Таблица1.A" style:family="table-column">
      <style:table-column-properties style:column-width="1.7069in"/>
    </style:style>
    <style:style style:name="Таблица1.B" style:family="table-column">
      <style:table-column-properties style:column-width="4.984in"/>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Таблица1.4" style:family="table-row">
      <style:table-row-properties style:min-row-height="2.6361in"/>
    </style:style>
    <style:style style:name="P1" style:family="paragraph" style:parent-style-name="Standard">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2" style:family="paragraph" style:parent-style-name="Text_20_body">
      <style:text-properties fo:language="ru" fo:country="RU"/>
    </style:style>
    <style:style style:name="P3" style:family="paragraph" style:parent-style-name="Text_20_body">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4" style:family="paragraph" style:parent-style-name="Text_20_body">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5" style:family="paragraph" style:parent-style-name="Text_20_body">
      <style:text-properties fo:background-color="#ffff99"/>
    </style:style>
    <style:style style:name="P6" style:family="paragraph" style:parent-style-name="Text_20_body">
      <style:paragraph-properties fo:margin-top="0in" fo:margin-bottom="0.0835in"/>
    </style:style>
    <style:style style:name="P7" style:family="paragraph" style:parent-style-name="Text_20_body">
      <style:paragraph-properties fo:margin-top="0in" fo:margin-bottom="0.0835in"/>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8" style:family="paragraph" style:parent-style-name="Text_20_body">
      <style:paragraph-properties fo:margin-top="0in" fo:margin-bottom="0.0835in"/>
      <style:text-properties style:font-name="Times New Roman" fo:font-size="12pt" fo:font-weight="normal" style:font-size-asian="12pt" style:font-weight-asian="normal" style:font-name-complex="Times New Roman" style:font-size-complex="12pt" style:font-weight-complex="normal"/>
    </style:style>
    <style:style style:name="P9" style:family="paragraph" style:parent-style-name="Text_20_body">
      <style:paragraph-properties fo:margin-top="0in" fo:margin-bottom="0.0835in"/>
      <style:text-properties fo:language="ru" fo:country="RU"/>
    </style:style>
    <style:style style:name="P10" style:family="paragraph">
      <style:text-properties fo:language="ru" fo:country="RU"/>
    </style:style>
    <style:style style:name="P11" style:family="paragraph">
      <style:text-properties fo:language="ru" fo:country="RU" fo:background-color="#ffff99"/>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fo:background-color="#afd095" loext:char-shading-value="0"/>
    </style:style>
    <style:style style:name="T4" style:family="text">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loext:opacity="100%"/>
    </style:style>
    <style:style style:name="T5" style:family="text">
      <style:text-properties fo:font-variant="normal" fo:text-transform="none" fo:color="#172b4d"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6"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style:style>
    <style:style style:name="T7" style:family="text">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8" style:family="text">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9"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0"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11" style:family="text">
      <style:text-properties fo:font-variant="normal" fo:text-transform="none" fo:color="#111111"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2" style:family="text">
      <style:text-properties fo:font-variant="normal" fo:text-transform="none" fo:color="#111111" style:font-name="Times New Roman" fo:font-size="12pt" fo:letter-spacing="normal" fo:language="ru" fo:country="RU" fo:font-style="normal" fo:font-weight="normal" fo:background-color="#ccffff" style:font-name-complex="Times New Roman" loext:opacity="100%" loext:char-shading-value="0"/>
    </style:style>
    <style:style style:name="T13" style:family="text">
      <style:text-properties fo:font-variant="normal" fo:text-transform="none" fo:color="#111111"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14"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15"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loext:opacity="100%" loext:char-shading-value="0"/>
    </style:style>
    <style:style style:name="T16" style:family="text">
      <style:text-properties fo:font-variant="normal" fo:text-transform="none" fo:color="#111111" style:font-name="Times New Roman" fo:font-size="12pt" fo:letter-spacing="normal" fo:font-style="normal" fo:font-weight="normal" fo:background-color="#ccffff" style:font-name-complex="Times New Roman" loext:opacity="100%" loext:char-shading-value="0"/>
    </style:style>
    <style:style style:name="T17" style:family="text">
      <style:text-properties fo:font-variant="normal" fo:text-transform="none" fo:color="#111111" style:font-name="Times New Roman" fo:font-size="12pt" fo:letter-spacing="normal"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18" style:family="text">
      <style:text-properties fo:background-color="#ffff00" loext:char-shading-value="0"/>
    </style:style>
    <style:style style:name="T19" style:family="text">
      <style:text-properties fo:background-color="#ffff99"/>
    </style:style>
    <style:style style:name="T20" style:family="text">
      <style:text-properties fo:color="#111111" fo:background-color="#ffff00" loext:opacity="100%" loext:char-shading-value="0"/>
    </style:style>
    <style:style style:name="T21" style:family="text">
      <style:text-properties fo:color="#111111" style:font-name="Times New Roman" fo:background-color="#ccffff" style:font-name-complex="Times New Roman" loext:opacity="100%" loext:char-shading-value="0"/>
    </style:style>
    <style:style style:name="T22" style:family="text">
      <style:text-properties fo:color="#111111" fo:language="ru" fo:country="RU" fo:background-color="#ffff00" loext:opacity="1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Вступление.</text:p>
            <text:p text:style-name="P7"/>
          </table:table-cell>
          <table:table-cell table:style-name="Таблица1.B1" office:value-type="string">
            <text:p text:style-name="Text_20_body"><text:span text:style-name="T2">Фритрис - мир, который населяют зверолюди. На разных континентах, среди морей и в высоких горах ведут они свои дела, строят королевства, бьются за земли и торгуют. В общем, все идет своим ходом в мире Фритрис.</text:span></text:p>
            <text:p text:style-name="Text_20_body">Пока, однажды, невероятная череда событий не сломала размеренное течение жизни и, поставила<text:span text:style-name="T2"> всю цивилизацию </text:span>на край <text:span text:style-name="T2">гибельной </text:span>пропасти.</text:p>
            <text:p text:style-name="P2">У подножья древних гор, в далеком королевстве Dulmir <text:span text:style-name="T1">(</text:span>Дульмир<text:span text:style-name="T1">)</text:span>, на границе земель, по пыльной сельской дороге шел отряд наемников…</text:p>
          </table:table-cell>
        </table:table-row>
        <table:table-row>
          <table:table-cell table:style-name="Таблица1.A2" office:value-type="string">
            <text:p text:style-name="P3">Сцена 1. Первая стычка</text:p>
            <text:p text:style-name="P8"/>
          </table:table-cell>
          <table:table-cell table:style-name="Таблица1.B2" office:value-type="string">
            <text:p text:style-name="P2">Начало</text:p>
            <text:p text:style-name="Text_20_body">Резкар, могучий<text:span text:style-name="T2"> </text:span><text:span text:style-name="T2">ящер-</text:span>наемник,<text:span text:style-name="T2"> </text:span><text:span text:style-name="T2">со своим отрядом</text:span> <text:span text:style-name="T2">прибывает</text:span> в тихую деревню, где <text:span text:style-name="T2">узнаёт</text:span>, что<text:span text:style-name="T2"> её жители страдают от набегов бандитов</text:span>. Д<text:span text:style-name="T2">еревенский голова не поскупился на монеты и</text:span> быстро убед<text:span text:style-name="T2">ил</text:span> наемников встать на защиту поселения. На закате, под кроваво алыми облаками, разразил<text:span text:style-name="T2">ся бой, </text:span><text:span text:style-name="T2">с темными фигурами грабителей встретилась сталь наемников.</text:span></text:p>
            <text:p text:style-name="Text_20_body">Финал</text:p>
            <text:p text:style-name="Text_20_body"><text:span text:style-name="T2">Когда последний грабитель упал, </text:span><text:span text:style-name="T2">благодарные жители приглашают</text:span><text:span text:style-name="T2"> </text:span><text:span text:style-name="T2">отпраздновать и поднять пенные кружки за победу</text:span><text:span text:style-name="T2">. </text:span><text:span text:style-name="T2">За выпивкой</text:span><text:span text:style-name="T2"> к Резкару подсаживается купец и просит сопроводить его в </text:span><text:span text:style-name="T2">Tarankol (Таранкол). «В</text:span><text:span text:style-name="T2"> последнее время в окрестностях появилось много лихих людей, </text:span><text:span text:style-name="T2">похоже</text:span><text:span text:style-name="T2"> какая то неведомая сила манит их в</text:span><text:span text:style-name="T2"> эти края.</text:span><text:span text:style-name="T2">» </text:span><text:span text:style-name="T1">- </text:span><text:span text:style-name="T2">говорит торговец</text:span><text:span text:style-name="T2">.</text:span></text:p>
          </table:table-cell>
        </table:table-row>
        <table:table-row>
          <table:table-cell table:style-name="Таблица1.A2" office:value-type="string">
            <text:p text:style-name="P4">Сцена 2. Караван</text:p>
            <text:p text:style-name="P7"/>
          </table:table-cell>
          <table:table-cell table:style-name="Таблица1.B2" office:value-type="string">
            <text:p text:style-name="P2">Начало</text:p>
            <text:p text:style-name="Text_20_body"><text:span text:style-name="T2">Через</text:span> деревн<text:span text:style-name="T2">ю</text:span> к портовому городу Tarankol <text:span text:style-name="T2">(Таранкол)</text:span> пролегает тракт, последнее время не спокойный. Группа наемников берется сопровождать купеческий караван через опасные земли. </text:p>
            <text:p text:style-name="Text_20_body">На пол пути, чуя богатую наживу, банда<text:span text:style-name="T2"> </text:span><text:span text:style-name="T2">разбойников</text:span><text:span text:style-name="T2"> </text:span>нападает из засады. Резкар вскидывает руку, посылая знак отряду занять оборону.</text:p>
            <text:p text:style-name="Text_20_body">Финал</text:p>
            <text:p text:style-name="P2">Спасавшихся бегством врагов, наемники настигли в лесу у бандитского лагеря. Среди вещей и оружия, на пне, одиноко сидел монах, закованный в кандалы. «Меня звать «Шолох» и я благодарен вам за свое освобождение» - молвил он, когда наемник разбил оковы. Монаха взяли с собой до города, где его должен был ждал корабль и братья по вере. </text:p>
            <text:p text:style-name="P2">Когда караван доставил груз, купец отсыпает пару монет в руку Резкара и довольный удаляется. “Ты же видел как мы общаемся с разбойниками!“— пересчитав монеты, окликнул торговца Резкар.</text:p>
          </table:table-cell>
        </table:table-row>
        <text:soft-page-break/>
        <table:table-row table:style-name="Таблица1.4">
          <table:table-cell table:style-name="Таблица1.A2" office:value-type="string">
            <text:p text:style-name="Text_20_body"><text:span text:style-name="T4">Сцена 3. <text:s/></text:span><text:span text:style-name="T6">Подлая месть</text:span></text:p>
          </table:table-cell>
          <table:table-cell table:style-name="Таблица1.B2" office:value-type="string">
            <text:p text:style-name="Text_20_body">Начало</text:p>
            <text:p text:style-name="Text_20_body"><text:span text:style-name="T2">Скупому купцу пришлось выплатить оговорённую стоимость полностью. Только тогда Резкар выпустил его из своих крепких объятий. Однако, торговец не забыл обиды и, </text:span>стремясь отомстить за свои <text:span text:style-name="T2">унижения</text:span>, умело оклеветал <text:span text:style-name="T2">ящера</text:span> перед городским Советом, выдвинув обвинения в <text:span text:style-name="T2">нападении на караваны</text:span>. Отряды стражников по приказу Совета <text:span text:style-name="T2">атакуют</text:span> наемников. Сражение в узких улицах города станет тяжелым испытанием...</text:p>
            <text:p text:style-name="Text_20_body">Финал</text:p>
            <text:p text:style-name="Text_20_body"><text:span text:style-name="T2">Наемники пытались пробиться к спасительным городским вратам, но превосходящие силы противника оттеснили их прочь. </text:span><text:s/><text:span text:style-name="T2">Растерянные, наемники <text:s/>не знали, как выбраться из западни. Но тут появился Шолох</text:span>:<text:span text:style-name="T2"> «Следуйте за мной, на мой корабль. » - сказал он и указал рукой в направлении порта. Отряд </text:span><text:s/>с боями пробива<text:span text:style-name="T2">е</text:span>тся к порту и <text:span text:style-name="T2">взобравшись на</text:span> корабль, наконец, спаса<text:span text:style-name="T2">е</text:span>тся бегством от неоправданной и жестокой ярости <text:span text:style-name="T2">стражи</text:span>.</text:p>
          </table:table-cell>
        </table:table-row>
        <table:table-row>
          <table:table-cell table:style-name="Таблица1.A2" office:value-type="string">
            <text:p text:style-name="P6"><text:span text:style-name="T4">Сцена 4. </text:span><text:span text:style-name="T6">Морской бой</text:span></text:p>
          </table:table-cell>
          <table:table-cell table:style-name="Таблица1.B2" office:value-type="string">
            <text:p text:style-name="Text_20_body">Начало</text:p>
            <text:p text:style-name="Text_20_body">Уплыв на корабле<text:span text:style-name="T2">, наемники так и не получают столь желанного спасения. </text:span><text:span text:style-name="T2">Из-за горизонта</text:span><text:span text:style-name="T2">, наперерез им мчался</text:span><text:span text:style-name="T2"> фрегат с черным флагом.</text:span><text:span text:style-name="T2"> </text:span><text:span text:style-name="T2">Пираты</text:span><text:span text:style-name="T2"> быстро настигают корабль Резкара и берут его на абордаж. </text:span><text:span text:style-name="T2">«Эх, многовато нежданных приключений за последнее время. Сталь не успевает просохнуть»</text:span><text:span text:style-name="T2"> - промолвил Резкар, обнажая свое оружие.</text:span></text:p>
            <text:p text:style-name="Text_20_body">Финал</text:p>
            <text:p text:style-name="Text_20_body"><text:span text:style-name="T2">В морском сражении погибло немало воинов</text:span><text:span text:style-name="T2">, но корабль, уцелевший в бою, наконец-то причаливает к пристани.</text:span><text:span text:style-name="T2"> Город, в который прибыл отряд, назывался Brae. </text:span><text:span text:style-name="T2">Тепло</text:span><text:span text:style-name="T2"> </text:span><text:span text:style-name="T2">распрощавшись с наемниками, монахи продолжили свой путь, направившись на северо-запад, где вдалеке вздымались к небу горные хребты.</text:span><text:span text:style-name="T2"> А для воинов Резкара</text:span><text:span text:style-name="T2"> </text:span><text:span text:style-name="T2">всегда</text:span><text:span text:style-name="T2"> найдётся </text:span><text:span text:style-name="T2">хорошая работёнка </text:span><text:span text:style-name="T2">в</text:span><text:span text:style-name="T2"> таком большом городе.</text:span></text:p>
          </table:table-cell>
        </table:table-row>
        <table:table-row>
          <table:table-cell table:style-name="Таблица1.A2" office:value-type="string">
            <text:p text:style-name="P6"><text:span text:style-name="T4">Сцена 5. <text:s/></text:span><text:span text:style-name="T6">Сокровища древности</text:span></text:p>
          </table:table-cell>
          <table:table-cell table:style-name="Таблица1.B2" office:value-type="string">
            <text:p text:style-name="Text_20_body">Начало</text:p>
            <text:p text:style-name="Text_20_body">В первом же портовом трактире, куда заглянул Резкар, шел найм добровольцев <text:span text:style-name="T2">в армию местного Лорда.</text:span> <text:span text:style-name="T2">Нежданная угроза нависла над этими землями, огромная орда воинов спустилась с гор и стремительно двигалась к городу, уничтожая все и всех на пути</text:span>. <text:s/><text:span text:style-name="T2">Brae готовился к тяжелой осаде. А Резкару </text:span>было приказано совершить рейд в горы и найти источник <text:span text:style-name="T2"><text:s/>нашествия.</text:span></text:p>
            <text:p text:style-name="Text_20_body">Не<text:span text:style-name="T2">которое время </text:span>спустя, <text:span text:style-name="T2">наемники</text:span> оказалась под <text:span text:style-name="T2">мощными</text:span> стенами древнего монастыря. <text:span text:style-name="T2">Резкар сразу уловил тяжелую ауру, тянущуюся шлейфом к этому месту. Отряд проник за стены под покровом темноты и внезапной атакой обрушился на врагов, стремясь пробиться в залы монастыря, где скрывался вождь орды.</text:span></text:p>
            <text:p>Монахи сцена:</text:p>
            <text:p text:style-name="P5"><text:span text:style-name="T2">Тем временем отряд монахов во главе с Шолохом уже несколько дней прибывал возле монастыря в ожидании возможности </text:span><text:soft-page-break/><text:span text:style-name="T2">проникнуть в некогда свой дом. Воспользовавшись тем, что наемники отвлекли стражу, монахи решили действовать.</text:span></text:p>
            <text:p text:style-name="Text_20_body">Финал</text:p>
            <text:p text:style-name="P2">Взятый врасплох противник не смог организовать оборону и был разбит. Однако, к огромному удивлению Резкара звуки боя не утихли, кто то уже сражался внутри монастыря. Распахнув ставни входных врат, наемники узрели множество тел, среди которых были серые одеяния монахов, их недавних спутников. Посреди зала стоял вождь, его рука держала меч по рукоять вонзенный в плоть монаха. Тот в свою очередь схватил цепочку на груди вождя и тянул с такой силой, словно в сжимаемой в руках вещице заключался весь смысл его странствия. Резкар заметил шевеление губ монаха, после, воздух между противниками оглушительно взорвался и их тела разлетелись, разбившись о каменные стены. <text:span text:style-name="T19">Обыскав помещение, наемники заметили тайный лаз, которым, по видимому, и воспользовались странные монахи.</text:span></text:p>
          </table:table-cell>
        </table:table-row>
        <table:table-row>
          <table:table-cell table:style-name="Таблица1.A2" office:value-type="string">
            <text:p text:style-name="P6"><text:span text:style-name="T4">Сцена 6. <text:s/></text:span><text:span text:style-name="T6">Мост</text:span></text:p>
          </table:table-cell>
          <table:table-cell table:style-name="Таблица1.B2" office:value-type="string">
            <text:p text:style-name="Text_20_body">Начало</text:p>
            <text:p text:style-name="P2">Резкар продолжил работать на Лорда, выполняя самые опасные приказы. Добившись расположения, он стал одним из генералов <text:span text:style-name="T1">Brea</text:span>. Его слава росла, от него исходила зловещая, но притягательная ауру и он быстро стал прославленным героем в глазах воинов и простого люда. <text:s/>Каждый раз, заканчивая битву решительной победой, воин ощущал в себе всё больше мощи. Всё больше становилось и войско.</text:p>
            <text:p text:style-name="P2">Ощущая такую силу в своем распоряжении, Лорд решил позариться на власть во всем королевстве Дульмир и отдал приказ атаковать гарнизон Короля у моста по дороге в столицу.</text:p>
            <text:p text:style-name="Text_20_body">Финал</text:p>
            <text:p text:style-name="Text_20_body"><text:span text:style-name="T2">Сражаясь</text:span> на узком переходе,<text:span text:style-name="T2"> Резкар </text:span>ощуща<text:span text:style-name="T2">л</text:span> <text:span text:style-name="T2">лёгкость</text:span> <text:span text:style-name="T2">в </text:span>движени<text:span text:style-name="T2">ях и без жалости рубил воинов оборонявших переправу</text:span>. <text:span text:style-name="T2">Мост был захвачен. В лагере на противоположном берегу, в шатре Лорда, заседал военный совет. <text:s/>Резкар сидел в кресле и внимательно изучал маленькое темное зернышко внутри своего амулета. Он вспоминал, что последний раз видел черноту в кристалле, когда взял его из недвижных рук монаха, так отчаянно бившегося за эту вещицу в мрачных горных залах. Тогда Резкар решил сохранить ее в память о <text:s/>доблести Шолоха.</text:span></text:p>
          </table:table-cell>
        </table:table-row>
        <table:table-row>
          <table:table-cell table:style-name="Таблица1.A2" office:value-type="string">
            <text:p text:style-name="P6"><text:span text:style-name="T4">Сцена 7. <text:s/></text:span><text:span text:style-name="T6">Генеральное сражение</text:span></text:p>
          </table:table-cell>
          <table:table-cell table:style-name="Таблица1.B2" office:value-type="string">
            <text:p text:style-name="Text_20_body">Начало</text:p>
            <text:p text:style-name="Text_20_body"><text:span text:style-name="T2">«Что это?» - спросил Лорд, потянувшись к амулету. </text:span>В момент, когда пухлая рука <text:span text:style-name="T2">дотронулась</text:span> <text:span text:style-name="T2">до</text:span> предмет<text:span text:style-name="T2">а</text:span> на ладони Резкара, <text:span text:style-name="T2">резким</text:span> взмахом меча<text:span text:style-name="T2"> бывший </text:span>наемник <text:span text:style-name="T2">оборвал жизнь своего повелителя</text:span>. <text:span text:style-name="T2">«Не сметь» - только и успела мелькнуть гневная мысль. Присутствующие не издали ни звука, застыв, прикованные могучей волей</text:span> я<text:span text:style-name="T2">щера. </text:span>С<text:span text:style-name="T2">пустя короткий срок, на бескрайнем осеннем поле Резкар встретил, развернувшуюся во все знамена, армию короля, уже не командиром наемников, а командующим армией бывшего Лорда. </text:span></text:p>
            <text:p text:style-name="Text_20_body"><text:soft-page-break/>Финал</text:p>
            <text:p text:style-name="Text_20_body"><text:span text:style-name="T2">Король отступил. </text:span>Смешанный запах <text:span text:style-name="T2">смерти</text:span> и горящих полей наполняет воздух. Г<text:span text:style-name="T2">лубоко вдыхая его горький вкус, Резкар невольно улыбнулся, ощущая удовлетворение от свершившегося. Хоть победа и была за ящером, он уже не мог остановиться и понимал, что всё закончится только с гибелью короля.</text:span></text:p>
          </table:table-cell>
        </table:table-row>
        <table:table-row>
          <table:table-cell table:style-name="Таблица1.A2" office:value-type="string">
            <text:p text:style-name="P6"><text:span text:style-name="T4">Сцена 8. <text:s/>Брешь</text:span><text:span text:style-name="T6"> в стенах</text:span></text:p>
          </table:table-cell>
          <table:table-cell table:style-name="Таблица1.B2" office:value-type="string">
            <text:p text:style-name="P2">Начало</text:p>
            <text:p text:style-name="Text_20_body"><text:span text:style-name="T2">Армия Резкара стягивала свои полки к древнему городу Dulmir — столице королевства. Стены, украшенные вековой резьбой и фресками, вырастали перед ними, преграждая путь. Резкар чувствовал, как под влиянием приобретенной реликвии его разум погружается в темноту и безумие. Но взамен, из этой темноты, он черпал неистовую силу. Оставалось выпустить ее наружу. Могучим движением</text:span> ящер ударил лапой по земле, направляя энергию к городу. Воздух <text:span text:style-name="T2">завибрировал</text:span> от силы, словно <text:span text:style-name="T2">невидимая</text:span> волна расходилась кругами. З<text:span text:style-name="T2">емля, стены на ней и башни и сам город вздрогнули. Каменная кладка, казалось монолитных стен, не выдержала и рухнула, создав громадную брешь. Мгновения спустя, войска Резкара ринулись на штурм.</text:span></text:p>
            <text:p text:style-name="Text_20_body">Финал</text:p>
            <text:p text:style-name="Text_20_body">Воины <text:span text:style-name="T2">Резкара словно</text:span> одержимые двигались <text:span text:style-name="T2">улицами города,</text:span> оставляя за собой лишь разрушения. <text:span text:style-name="T2">Сам бывший наемник </text:span>шел впереди всех, не зна<text:span text:style-name="T2">я</text:span> усталости <text:span text:style-name="T2">и не чувствуя жалости</text:span>. Сражение длилось до рассвета, и, когда первые лучи солнца осветили опустошенные улицы, Резкар стоял на центральной площади Dulmir, окруженный своими воинами.</text:p>
          </table:table-cell>
        </table:table-row>
        <table:table-row>
          <table:table-cell table:style-name="Таблица1.A2" office:value-type="string">
            <text:p text:style-name="P6"><text:span text:style-name="T4">Сцена 9. <text:s/></text:span><text:span text:style-name="T6">Последняя надежда</text:span></text:p>
          </table:table-cell>
          <table:table-cell table:style-name="Таблица1.B2" office:value-type="string">
            <text:p text:style-name="Text_20_body">Начало</text:p>
            <text:p text:style-name="Text_20_body"><text:span text:style-name="T2">Остатки гарнизона и вооруженные ж</text:span>ители Dulmir, собрались на <text:span text:style-name="T2">противоположном краю</text:span> площади. В их сердцах горела искра <text:span text:style-name="T2">последней</text:span> надежды <text:span text:style-name="T2">и вера</text:span>, что даже против<text:span text:style-name="T2"> </text:span>безумной силы Резкара у них есть шанс. С криками борьбы и молитвами, они <text:span text:style-name="T2">стойко</text:span> встретили врага. И хотя Резкар, погло<text:span text:style-name="T2">щенный мощью артефакта</text:span>, продолжал свой путь разрушения, героический дух з<text:span text:style-name="T2">ащитников</text:span><text:span text:style-name="T2"> Dulmir </text:span>заставил его сердце на мгновение <text:span text:style-name="T2">встрепенуться</text:span> перед лицом их стойкости и мужества. </text:p>
            <text:p text:style-name="Text_20_body">Финал</text:p>
            <text:p text:style-name="Text_20_body">Городская площадь,<text:span text:style-name="T2"> </text:span><text:span text:style-name="T2">ранее — место радости</text:span><text:span text:style-name="T2"> </text:span>и веселья, стала ареной трагедии. Мертвый город. Последние истрепанные остатки войска Резкара двигались к замку короля. Их оставалось слишком мало, они были покрыты кровью, потом и грязью, но полны торжества и злобы.</text:p>
          </table:table-cell>
        </table:table-row>
        <table:table-row>
          <table:table-cell table:style-name="Таблица1.A2" office:value-type="string">
            <text:p text:style-name="P6"><text:span text:style-name="T4">Сцена </text:span><text:span text:style-name="T6">10. Корона чья?</text:span><text:span text:style-name="T4"> </text:span></text:p>
          </table:table-cell>
          <table:table-cell table:style-name="Таблица1.B2" office:value-type="string">
            <text:p text:style-name="Text_20_body">Начало.</text:p>
            <text:p text:style-name="Text_20_body">В самом сердце крепости, под сводами древнего замка, развернулась последняя битва. Резкар, вместе с верными ему воинами, столкнулся с личной гвардией великого правителя. Эхо стального грохота и <text:span text:style-name="T2">стоны</text:span> раненых заполнил<text:span text:style-name="T2">и</text:span> залы. Властелин, <text:span text:style-name="T2">слыша </text:span><text:soft-page-break/><text:span text:style-name="T2">приближающийся гул схватки</text:span>, <text:span text:style-name="T2">все крепче </text:span>сжимал жезл власти, готовый защищать свой трон до последнего вздоха. Он знал, что каждый момент может стать решающим в этой <text:span text:style-name="T2">последней битве</text:span> за судьбу королевства. </text:p>
            <text:p text:style-name="Text_20_body">Финал.</text:p>
            <text:p text:style-name="P2">Властелин, изможденный, но непреклонный, встретил Резкара лицом к лицу. Клинки скрестились с оглушительным звоном. С каждым ударом Резкар все сильнее теснил короля, пока наконец его клинок не прорвал защиту и не вонзился в грудь правителя. Властелин пал на колени, черная хлынула из раны. Жезл выпал из его ослабевших пальцев и зазвенел по мраморным плитам тронного зала, упершись в ноги Резкара. Залы замка содрогнулись от ликующих криков – победа была достигнута. </text:p>
          </table:table-cell>
        </table:table-row>
        <table:table-row>
          <table:table-cell table:style-name="Таблица1.A2" office:value-type="string">
            <text:p text:style-name="P9">Финал</text:p>
          </table:table-cell>
          <table:table-cell table:style-name="Таблица1.B2" office:value-type="string">
            <text:p text:style-name="P2">На троне, темном и липком от крови, восседает новый король, взирая на пустые залы дворца, пустые улицы города, на пустые земли и пустоту внутри себя. А рядом, положа длань на плечо Резкара, радостно и удовлетворенно хихикало Зло, уже не скрываясь в недрах старинной дивной вещицы из разрушенного монастыря.</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06T21:46:03.13</meta:creation-date>
    <dc:date>2024-06-06T22:54:39.67</dc:date>
    <meta:editing-duration>PT1H8M23S</meta:editing-duration>
    <meta:editing-cycles>28</meta:editing-cycles>
    <meta:generator>OpenOffice/4.1.11$Win32 OpenOffice.org_project/4111m1$Build-9808</meta:generator>
    <meta:document-statistic meta:table-count="1" meta:image-count="0" meta:object-count="0" meta:page-count="5" meta:paragraph-count="62" meta:word-count="1515" meta:character-count="10287"/>
  </office:meta>
</office:document-meta>
</file>